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MonoSans" svg:font-family="DejaVuMonoSans, 'Cumberland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1.3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MonoSans" fo:language="en" fo:country="US" style:font-name-asian="DejaVuMonoSans" style:font-size-asian="6.80000019073486pt" style:language-asian="en" style:country-asian="US" style:font-name-complex="DejaVuMonoSans" style:font-size-complex="5.65000009536743pt" style:language-complex="en" style:country-complex="US"/>
    </style:style>
    <style:style style:name="ce2" style:family="table-cell" style:parent-style-name="Default">
      <style:text-properties style:use-window-font-color="true" style:text-outline="false" style:text-line-through-style="none" style:font-name="DejaVuMono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MonoSans" style:font-size-asian="6.80000019073486pt" style:language-asian="en" style:country-asian="US" style:font-style-asian="normal" style:font-weight-asian="normal" style:font-name-complex="DejaVuMono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abelle 1</text:p>
          </table:table-cell>
          <table:table-cell table:number-columns-repeated="5" office:value-type="string">
            <text:p>t/s</text:p>
          </table:table-cell>
          <table:table-cell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endel 1</text:p>
          </table:table-cell>
          <table:table-cell table:number-columns-repeated="2" office:value-type="float" office:value="18.49">
            <text:p>18,49</text:p>
          </table:table-cell>
          <table:table-cell office:value-type="float" office:value="18.5">
            <text:p>18,5</text:p>
          </table:table-cell>
          <table:table-cell office:value-type="float" office:value="18.55">
            <text:p>18,55</text:p>
          </table:table-cell>
          <table:table-cell office:value-type="float" office:value="18.42">
            <text:p>18,42</text:p>
          </table:table-cell>
          <table:table-cell/>
          <table:table-cell table:formula="of:=SUM([.E5:.J5])/5" office:value-type="float" office:value="18.49">
            <text:p>18,49</text:p>
          </table:table-cell>
          <table:table-cell table:formula="of:=[.B4]/SQRT(5)" office:value-type="float" office:value="0.0894427190999916">
            <text:p>0,0894427190999916</text:p>
          </table:table-cell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Pendel 2</text:p>
          </table:table-cell>
          <table:table-cell office:value-type="float" office:value="18.47">
            <text:p>18,47</text:p>
          </table:table-cell>
          <table:table-cell office:value-type="float" office:value="18.6">
            <text:p>18,6</text:p>
          </table:table-cell>
          <table:table-cell office:value-type="float" office:value="18.44">
            <text:p>18,44</text:p>
          </table:table-cell>
          <table:table-cell office:value-type="float" office:value="18.23">
            <text:p>18,23</text:p>
          </table:table-cell>
          <table:table-cell office:value-type="float" office:value="18.38">
            <text:p>18,38</text:p>
          </table:table-cell>
          <table:table-cell/>
          <table:table-cell table:formula="of:=SUM([.E6:.I6])/5" office:value-type="float" office:value="18.424">
            <text:p>18,424</text:p>
          </table:table-cell>
          <table:table-cell table:formula="of:=[.B4]/SQRT(5)" office:value-type="float" office:value="0.0894427190999916">
            <text:p>0,0894427190999916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gegensinnige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office:value-type="string">
            <text:p>Standardabweichung</text:p>
          </table:table-cell>
          <table:table-cell/>
          <table:table-cell office:value-type="string">
            <text:p>Omega A</text:p>
          </table:table-cell>
          <table:table-cell office:value-type="string">
            <text:p>S Omega A</text:p>
          </table:table-cell>
          <table:table-cell/>
          <table:table-cell office:value-type="string">
            <text:p>kopplungsgrad</text:p>
          </table:table-cell>
          <table:table-cell table:number-columns-repeated="2"/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a/s</text:p>
          </table:table-cell>
          <table:table-cell office:value-type="float" office:value="29.5">
            <text:p>29,5</text:p>
          </table:table-cell>
          <table:table-cell office:value-type="float" office:value="29.24">
            <text:p>29,24</text:p>
          </table:table-cell>
          <table:table-cell office:value-type="float" office:value="29.27">
            <text:p>29,27</text:p>
          </table:table-cell>
          <table:table-cell office:value-type="float" office:value="29.44">
            <text:p>29,44</text:p>
          </table:table-cell>
          <table:table-cell office:value-type="float" office:value="29.29">
            <text:p>29,29</text:p>
          </table:table-cell>
          <table:table-cell office:value-type="float" office:value="29.27">
            <text:p>29,27</text:p>
          </table:table-cell>
          <table:table-cell office:value-type="float" office:value="29.2">
            <text:p>29,2</text:p>
          </table:table-cell>
          <table:table-cell/>
          <table:table-cell table:formula="of:=SUM([.E12:.K12])/[.K10]" office:value-type="float" office:value="1.46578571428571">
            <text:p>1,46578571428571</text:p>
          </table:table-cell>
          <table:table-cell table:formula="of:=[.B11]/SQRT([.K10])" office:value-type="float" office:value="0.0755928946018454">
            <text:p>0,0755928946018454</text:p>
          </table:table-cell>
          <table:table-cell table:formula="of:=SQRT((1/[.$K10])*SUM([.E15:.K15]))" office:value-type="float" office:value="0.00511899224776258">
            <text:p>0,00511899224776258</text:p>
          </table:table-cell>
          <table:table-cell/>
          <table:table-cell table:formula="of:=PI()*2*(1/[.M11])" office:value-type="float" office:value="4.28656470447416">
            <text:p>4,28656470447416</text:p>
          </table:table-cell>
          <table:table-cell table:formula="of:=2*PI()*([.O11])" office:value-type="float" office:value="0.032163576878708">
            <text:p>0,032163576878708</text:p>
          </table:table-cell>
          <table:table-cell/>
          <table:table-cell table:formula="of:=([.Q11]^2-[.Q18]^2)/([.Q11]^2+[.Q18]^2)" office:value-type="float" office:value="0.230651048556998">
            <text:p>0,23065104855699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1]/[.E13]" office:value-type="float" office:value="1.475">
            <text:p>1,475</text:p>
          </table:table-cell>
          <table:table-cell table:formula="of:=[.F11]/[.F13]" office:value-type="float" office:value="1.462">
            <text:p>1,462</text:p>
          </table:table-cell>
          <table:table-cell table:formula="of:=[.G11]/[.G13]" office:value-type="float" office:value="1.4635">
            <text:p>1,4635</text:p>
          </table:table-cell>
          <table:table-cell table:formula="of:=[.H11]/[.H13]" office:value-type="float" office:value="1.472">
            <text:p>1,472</text:p>
          </table:table-cell>
          <table:table-cell table:formula="of:=[.I11]/[.I13]" office:value-type="float" office:value="1.4645">
            <text:p>1,4645</text:p>
          </table:table-cell>
          <table:table-cell table:formula="of:=[.J11]/[.J13]" office:value-type="float" office:value="1.4635">
            <text:p>1,4635</text:p>
          </table:table-cell>
          <table:table-cell table:formula="of:=[.K11]/[.K13]" office:value-type="float" office:value="1.46">
            <text:p>1,46</text:p>
          </table:table-cell>
          <table:table-cell table:number-columns-repeated="11"/>
        </table:table-row>
        <table:table-row table:style-name="ro1">
          <table:table-cell office:value-type="string">
            <text:p>l1=l2/c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Schwingungen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b-t quer</text:p>
          </table:table-cell>
          <table:table-cell table:formula="of:=[.E12]-[.$M11]" office:value-type="float" office:value="0.00921428571428606">
            <text:p>0,00921428571428606</text:p>
          </table:table-cell>
          <table:table-cell table:formula="of:=[.F12]-[.$M11]" office:value-type="float" office:value="-0.00378571428571406">
            <text:p>-0,00378571428571406</text:p>
          </table:table-cell>
          <table:table-cell table:formula="of:=[.G12]-[.$M11]" office:value-type="float" office:value="-0.002285714285714">
            <text:p>-0,002285714285714</text:p>
          </table:table-cell>
          <table:table-cell table:formula="of:=[.H12]-[.$M11]" office:value-type="float" office:value="0.00621428571428595">
            <text:p>0,00621428571428595</text:p>
          </table:table-cell>
          <table:table-cell table:formula="of:=[.I12]-[.$M11]" office:value-type="float" office:value="-0.00128571428571411">
            <text:p>-0,00128571428571411</text:p>
          </table:table-cell>
          <table:table-cell table:formula="of:=[.J12]-[.$M11]" office:value-type="float" office:value="-0.002285714285714">
            <text:p>-0,002285714285714</text:p>
          </table:table-cell>
          <table:table-cell table:formula="of:=[.K12]-[.$M11]" office:value-type="float" office:value="-0.00578571428571406">
            <text:p>-0,005785714285714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b-t quer ²</text:p>
          </table:table-cell>
          <table:table-cell table:formula="of:=[.E14]*[.E14]" office:value-type="float" office:value="0.0000849030612244962">
            <text:p>0,0000849030612244962</text:p>
          </table:table-cell>
          <table:table-cell table:formula="of:=[.F14]*[.F14]" office:value-type="float" office:value="0.0000143316326530595">
            <text:p>0,0000143316326530595</text:p>
          </table:table-cell>
          <table:table-cell table:formula="of:=[.G14]*[.G14]" office:value-type="float" office:value="0.00000522448979591707">
            <text:p>0,00000522448979591707</text:p>
          </table:table-cell>
          <table:table-cell table:formula="of:=[.H14]*[.H14]" office:value-type="float" office:value="0.0000386173469387784">
            <text:p>0,0000386173469387784</text:p>
          </table:table-cell>
          <table:table-cell table:formula="of:=[.I14]*[.I14]" office:value-type="float" office:value="0.00000165306122448935">
            <text:p>0,00000165306122448935</text:p>
          </table:table-cell>
          <table:table-cell table:formula="of:=[.J14]*[.J14]" office:value-type="float" office:value="0.00000522448979591707">
            <text:p>0,00000522448979591707</text:p>
          </table:table-cell>
          <table:table-cell table:formula="of:=[.K14]*[.K14]" office:value-type="float" office:value="0.0000334744897959158">
            <text:p>0,0000334744897959158</text:p>
          </table:table-cell>
          <table:table-cell table:number-columns-repeated="11"/>
        </table:table-row>
        <table:table-row table:style-name="ro1">
          <table:table-cell office:value-type="string">
            <text:p>gleichsinnige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>
            <text:p>Messung</text:p>
          </table:table-cell>
          <table:table-cell table:formula="of:=1" office:value-type="float" office:value="1">
            <text:p>1</text:p>
          </table:table-cell>
          <table:table-cell table:formula="of:=[.E17]+1" office:value-type="float" office:value="2">
            <text:p>2</text:p>
          </table:table-cell>
          <table:table-cell table:formula="of:=[.F17]+1" office:value-type="float" office:value="3">
            <text:p>3</text:p>
          </table:table-cell>
          <table:table-cell table:formula="of:=[.G17]+1" office:value-type="float" office:value="4">
            <text:p>4</text:p>
          </table:table-cell>
          <table:table-cell table:formula="of:=[.H17]+1" office:value-type="float" office:value="5">
            <text:p>5</text:p>
          </table:table-cell>
          <table:table-cell table:formula="of:=[.I17]+1" office:value-type="float" office:value="6">
            <text:p>6</text:p>
          </table:table-cell>
          <table:table-cell table:formula="of:=[.J17]+1" office:value-type="float" office:value="7">
            <text:p>7</text:p>
          </table:table-cell>
          <table:table-cell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office:value-type="string">
            <text:p>Standardabweichung</text:p>
          </table:table-cell>
          <table:table-cell/>
          <table:table-cell office:value-type="string">
            <text:p>Omega B</text:p>
          </table:table-cell>
          <table:table-cell office:value-type="string">
            <text:p>S Omega B</text:p>
          </table:table-cell>
          <table:table-cell table:number-columns-repeated="4"/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b/s</text:p>
          </table:table-cell>
          <table:table-cell office:value-type="float" office:value="37.09">
            <text:p>37,09</text:p>
          </table:table-cell>
          <table:table-cell office:value-type="float" office:value="36.87">
            <text:p>36,87</text:p>
          </table:table-cell>
          <table:table-cell office:value-type="float" office:value="37.13">
            <text:p>37,13</text:p>
          </table:table-cell>
          <table:table-cell office:value-type="float" office:value="37.06">
            <text:p>37,06</text:p>
          </table:table-cell>
          <table:table-cell office:value-type="float" office:value="37.21">
            <text:p>37,21</text:p>
          </table:table-cell>
          <table:table-cell table:number-columns-repeated="2" office:value-type="float" office:value="37.09">
            <text:p>37,09</text:p>
          </table:table-cell>
          <table:table-cell/>
          <table:table-cell table:formula="of:=SUM([.E19:.L19])/[.K17]" office:value-type="float" office:value="1.85385714285714">
            <text:p>1,85385714285714</text:p>
          </table:table-cell>
          <table:table-cell table:formula="of:=[.B18]/SQRT([.K17])" office:value-type="float" office:value="0.0755928946018454">
            <text:p>0,0755928946018454</text:p>
          </table:table-cell>
          <table:table-cell table:formula="of:=SQRT((1/[.$K17])*SUM([.E22:.K22]))" office:value-type="float" office:value="0.00478624730507175">
            <text:p>0,00478624730507175</text:p>
          </table:table-cell>
          <table:table-cell/>
          <table:table-cell table:formula="of:=PI()*2*(1/[.M18])" office:value-type="float" office:value="3.38924999231387">
            <text:p>3,38924999231387</text:p>
          </table:table-cell>
          <table:table-cell table:formula="of:=2*PI()*([.O18])" office:value-type="float" office:value="0.0300728787437547">
            <text:p>0,030072878743754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]/[.E20]" office:value-type="float" office:value="1.8545">
            <text:p>1,8545</text:p>
          </table:table-cell>
          <table:table-cell table:formula="of:=[.F18]/[.F20]" office:value-type="float" office:value="1.8435">
            <text:p>1,8435</text:p>
          </table:table-cell>
          <table:table-cell table:formula="of:=[.G18]/[.G20]" office:value-type="float" office:value="1.8565">
            <text:p>1,8565</text:p>
          </table:table-cell>
          <table:table-cell table:formula="of:=[.H18]/[.H20]" office:value-type="float" office:value="1.853">
            <text:p>1,853</text:p>
          </table:table-cell>
          <table:table-cell table:formula="of:=[.I18]/[.I20]" office:value-type="float" office:value="1.8605">
            <text:p>1,8605</text:p>
          </table:table-cell>
          <table:table-cell table:formula="of:=[.J18]/[.J20]" office:value-type="float" office:value="1.8545">
            <text:p>1,8545</text:p>
          </table:table-cell>
          <table:table-cell table:formula="of:=[.K18]/[.K20]" office:value-type="float" office:value="1.8545">
            <text:p>1,8545</text:p>
          </table:table-cell>
          <table:table-cell table:number-columns-repeated="11"/>
        </table:table-row>
        <table:table-row table:style-name="ro1">
          <table:table-cell office:value-type="string">
            <text:p>l1=l2/c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Schwingungen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formula="of:=20"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b-t quer</text:p>
          </table:table-cell>
          <table:table-cell table:formula="of:=[.E19]-[.$M18]" office:value-type="float" office:value="0.000642857142857389">
            <text:p>0,000642857142857389</text:p>
          </table:table-cell>
          <table:table-cell table:formula="of:=[.F19]-[.$M18]" office:value-type="float" office:value="-0.010357142857143">
            <text:p>-0,010357142857143</text:p>
          </table:table-cell>
          <table:table-cell table:formula="of:=[.G19]-[.$M18]" office:value-type="float" office:value="0.00264285714285717">
            <text:p>0,00264285714285717</text:p>
          </table:table-cell>
          <table:table-cell table:formula="of:=[.H19]-[.$M18]" office:value-type="float" office:value="-0.000857142857142668">
            <text:p>-0,000857142857142668</text:p>
          </table:table-cell>
          <table:table-cell table:formula="of:=[.I19]-[.$M18]" office:value-type="float" office:value="0.00664285714285717">
            <text:p>0,00664285714285717</text:p>
          </table:table-cell>
          <table:table-cell table:formula="of:=[.J19]-[.$M18]" office:value-type="float" office:value="0.000642857142857389">
            <text:p>0,000642857142857389</text:p>
          </table:table-cell>
          <table:table-cell table:formula="of:=[.K19]-[.$M18]" office:value-type="float" office:value="0.000642857142857389">
            <text:p>0,00064285714285738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b-t quer ²</text:p>
          </table:table-cell>
          <table:table-cell table:formula="of:=[.E21]*[.E21]" office:value-type="float" office:value="0.000000413265306122766">
            <text:p>0,000000413265306122766</text:p>
          </table:table-cell>
          <table:table-cell table:formula="of:=[.F21]*[.F21]" office:value-type="float" office:value="0.000107270408163267">
            <text:p>0,000107270408163267</text:p>
          </table:table-cell>
          <table:table-cell table:formula="of:=[.G21]*[.G21]" office:value-type="float" office:value="0.00000698469387755116">
            <text:p>0,00000698469387755116</text:p>
          </table:table-cell>
          <table:table-cell table:formula="of:=[.H21]*[.H21]" office:value-type="float" office:value="0.000000734693877550696">
            <text:p>0,000000734693877550696</text:p>
          </table:table-cell>
          <table:table-cell table:formula="of:=[.I21]*[.I21]" office:value-type="float" office:value="0.0000441275510204086">
            <text:p>0,0000441275510204086</text:p>
          </table:table-cell>
          <table:table-cell table:formula="of:=[.J21]*[.J21]" office:value-type="float" office:value="0.000000413265306122766">
            <text:p>0,000000413265306122766</text:p>
          </table:table-cell>
          <table:table-cell table:formula="of:=[.K21]*[.K21]" office:value-type="float" office:value="0.000000413265306122766">
            <text:p>0,000000413265306122766</text:p>
          </table:table-cell>
          <table:table-cell table:number-columns-repeated="11"/>
        </table:table-row>
        <table:table-row table:style-name="ro1">
          <table:table-cell office:value-type="string">
            <text:p>Schwebung</text:p>
          </table:table-cell>
          <table:table-cell table:number-columns-repeated="21"/>
        </table:table-row>
        <table:table-row table:style-name="ro1">
          <table:table-cell office:value-type="string">
            <text:p>l1=l2/cm</text:p>
          </table:table-cell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office:value-type="string">
            <text:p>Standardabweichung</text:p>
          </table:table-cell>
          <table:table-cell/>
          <table:table-cell office:value-type="string">
            <text:p>Omega S</text:p>
          </table:table-cell>
          <table:table-cell office:value-type="string">
            <text:p>S Omega S</text:p>
          </table:table-cell>
          <table:table-cell/>
          <table:table-cell office:value-type="string">
            <text:p>½ (Omega A-Omega B)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s/s</text:p>
          </table:table-cell>
          <table:table-cell office:value-type="float" office:value="69.88">
            <text:p>69,88</text:p>
          </table:table-cell>
          <table:table-cell office:value-type="float" office:value="70.43">
            <text:p>70,43</text:p>
          </table:table-cell>
          <table:table-cell office:value-type="float" office:value="70.81">
            <text:p>70,81</text:p>
          </table:table-cell>
          <table:table-cell office:value-type="float" office:value="70.67">
            <text:p>70,67</text:p>
          </table:table-cell>
          <table:table-cell office:value-type="float" office:value="70.84">
            <text:p>70,84</text:p>
          </table:table-cell>
          <table:table-cell office:value-type="float" office:value="70.62">
            <text:p>70,62</text:p>
          </table:table-cell>
          <table:table-cell table:number-columns-repeated="2"/>
          <table:table-cell table:formula="of:=SUM([.E26:.L26])/[.J24]" office:value-type="float" office:value="14.1083333333333">
            <text:p>14,1083333333333</text:p>
          </table:table-cell>
          <table:table-cell table:formula="of:=[.B25]/SQRT([.J24])" office:value-type="float" office:value="0.0816496580927726">
            <text:p>0,0816496580927726</text:p>
          </table:table-cell>
          <table:table-cell table:formula="of:=SQRT((1/[.$J24:.J24])*SUM([.E29:.J29]))" office:value-type="float" office:value="0.0650068372472385">
            <text:p>0,0650068372472385</text:p>
          </table:table-cell>
          <table:table-cell/>
          <table:table-cell table:formula="of:=PI()*2*(1/[.M25])" office:value-type="float" office:value="0.44535276837658">
            <text:p>0,44535276837658</text:p>
          </table:table-cell>
          <table:table-cell table:formula="of:=2*PI()*([.O25])" office:value-type="float" office:value="0.408450004658064">
            <text:p>0,408450004658064</text:p>
          </table:table-cell>
          <table:table-cell/>
          <table:table-cell table:formula="of:=0.5*([.Q11]-[.Q18])" office:value-type="float" office:value="0.448657356080144">
            <text:p>0,448657356080144</text:p>
          </table:table-cell>
          <table:table-cell/>
          <table:table-cell table:formula="of:=SQRT([.R11]^2+[.R18]^2)" office:value-type="float" office:value="0.0440326437267754">
            <text:p>0,0440326437267754</text:p>
          </table:table-cell>
        </table:table-row>
        <table:table-row table:style-name="ro1">
          <table:table-cell table:number-columns-repeated="4"/>
          <table:table-cell table:formula="of:=[.E25]/([.E27]/2)" office:value-type="float" office:value="13.976">
            <text:p>13,976</text:p>
          </table:table-cell>
          <table:table-cell table:formula="of:=[.F25]/([.F27]/2)" office:value-type="float" office:value="14.086">
            <text:p>14,086</text:p>
          </table:table-cell>
          <table:table-cell table:formula="of:=[.G25]/([.G27]/2)" office:value-type="float" office:value="14.162">
            <text:p>14,162</text:p>
          </table:table-cell>
          <table:table-cell table:formula="of:=[.H25]/([.H27]/2)" office:value-type="float" office:value="14.134">
            <text:p>14,134</text:p>
          </table:table-cell>
          <table:table-cell table:formula="of:=[.I25]/([.I27]/2)" office:value-type="float" office:value="14.168">
            <text:p>14,168</text:p>
          </table:table-cell>
          <table:table-cell table:formula="of:=[.J25]/([.J27]/2)" office:value-type="float" office:value="14.124">
            <text:p>14,1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chwingungen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</text:p>
          </table:table-cell>
          <table:table-cell table:formula="of:=[.E26]-[.$M25]" office:value-type="float" office:value="-0.132333333333335">
            <text:p>-0,132333333333335</text:p>
          </table:table-cell>
          <table:table-cell table:formula="of:=[.F26]-[.$M25]" office:value-type="float" office:value="-0.0223333333333322">
            <text:p>-0,0223333333333322</text:p>
          </table:table-cell>
          <table:table-cell table:formula="of:=[.G26]-[.$M25]" office:value-type="float" office:value="0.0536666666666665">
            <text:p>0,0536666666666665</text:p>
          </table:table-cell>
          <table:table-cell table:formula="of:=[.H26]-[.$M25]" office:value-type="float" office:value="0.0256666666666661">
            <text:p>0,0256666666666661</text:p>
          </table:table-cell>
          <table:table-cell table:formula="of:=[.I26]-[.$M25]" office:value-type="float" office:value="0.0596666666666668">
            <text:p>0,0596666666666668</text:p>
          </table:table-cell>
          <table:table-cell table:formula="of:=[.J26]-[.$M25]" office:value-type="float" office:value="0.0156666666666663">
            <text:p>0,015666666666666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 ²</text:p>
          </table:table-cell>
          <table:table-cell table:formula="of:=[.E28]*[.E28]" office:value-type="float" office:value="0.0175121111111116">
            <text:p>0,0175121111111116</text:p>
          </table:table-cell>
          <table:table-cell table:formula="of:=[.F28]*[.F28]" office:value-type="float" office:value="0.000498777777777727">
            <text:p>0,000498777777777727</text:p>
          </table:table-cell>
          <table:table-cell table:formula="of:=[.G28]*[.G28]" office:value-type="float" office:value="0.0028801111111111">
            <text:p>0,0028801111111111</text:p>
          </table:table-cell>
          <table:table-cell table:formula="of:=[.H28]*[.H28]" office:value-type="float" office:value="0.000658777777777747">
            <text:p>0,000658777777777747</text:p>
          </table:table-cell>
          <table:table-cell table:formula="of:=[.I28]*[.I28]" office:value-type="float" office:value="0.00356011111111112">
            <text:p>0,00356011111111112</text:p>
          </table:table-cell>
          <table:table-cell table:formula="of:=[.J28]*[.J28]" office:value-type="float" office:value="0.000245444444444432">
            <text:p>0,000245444444444432</text:p>
          </table:table-cell>
          <table:table-cell table:number-columns-repeated="12"/>
        </table:table-row>
        <table:table-row table:style-name="ro1">
          <table:table-cell office:value-type="string">
            <text:p>Schwebung</text:p>
          </table:table-cell>
          <table:table-cell table:number-columns-repeated="21"/>
        </table:table-row>
        <table:table-row table:style-name="ro1">
          <table:table-cell office:value-type="string">
            <text:p>l1=l2/cm</text:p>
          </table:table-cell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office:value-type="string">
            <text:p>Standardabweichung</text:p>
          </table:table-cell>
          <table:table-cell/>
          <table:table-cell office:value-type="string">
            <text:p>Omega S</text:p>
          </table:table-cell>
          <table:table-cell office:value-type="string">
            <text:p>S Omega S</text:p>
          </table:table-cell>
          <table:table-cell/>
          <table:table-cell office:value-type="string">
            <text:p>½ (Omega A-Omega B)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s/s</text:p>
          </table:table-cell>
          <table:table-cell office:value-type="float" office:value="87.89">
            <text:p>87,89</text:p>
          </table:table-cell>
          <table:table-cell office:value-type="float" office:value="87.96">
            <text:p>87,96</text:p>
          </table:table-cell>
          <table:table-cell office:value-type="float" office:value="88.28">
            <text:p>88,28</text:p>
          </table:table-cell>
          <table:table-cell office:value-type="float" office:value="88.2">
            <text:p>88,2</text:p>
          </table:table-cell>
          <table:table-cell office:value-type="float" office:value="88.91">
            <text:p>88,91</text:p>
          </table:table-cell>
          <table:table-cell office:value-type="float" office:value="88.17">
            <text:p>88,17</text:p>
          </table:table-cell>
          <table:table-cell table:number-columns-repeated="2"/>
          <table:table-cell table:formula="of:=SUM([.E33:.L33])/[.J31]" office:value-type="float" office:value="17.647">
            <text:p>17,647</text:p>
          </table:table-cell>
          <table:table-cell table:formula="of:=[.B32]/SQRT([.J31])" office:value-type="float" office:value="0.0816496580927726">
            <text:p>0,0816496580927726</text:p>
          </table:table-cell>
          <table:table-cell table:formula="of:=SQRT((1/[.$J31:.J31])*SUM([.E36:.J36]))" office:value-type="float" office:value="0.0662193325245734">
            <text:p>0,0662193325245734</text:p>
          </table:table-cell>
          <table:table-cell/>
          <table:table-cell table:formula="of:=PI()*2*(1/[.M32])" office:value-type="float" office:value="0.356048354234691">
            <text:p>0,356048354234691</text:p>
          </table:table-cell>
          <table:table-cell table:formula="of:=2*PI()*([.O32])" office:value-type="float" office:value="0.416068337169639">
            <text:p>0,416068337169639</text:p>
          </table:table-cell>
          <table:table-cell/>
          <table:table-cell table:formula="of:=0.5*([.Q40]-[.Q47])" office:value-type="float" office:value="0.437612596998637">
            <text:p>0,437612596998637</text:p>
          </table:table-cell>
          <table:table-cell/>
          <table:table-cell table:formula="of:=SQRT([.R47]^2+[.R40]^2)" office:value-type="float" office:value="0.0895277353471858">
            <text:p>0,0895277353471858</text:p>
          </table:table-cell>
        </table:table-row>
        <table:table-row table:style-name="ro1">
          <table:table-cell table:number-columns-repeated="4"/>
          <table:table-cell table:formula="of:=[.E32]/([.E34]/2)" office:value-type="float" office:value="17.578">
            <text:p>17,578</text:p>
          </table:table-cell>
          <table:table-cell table:formula="of:=[.F32]/([.F34]/2)" office:value-type="float" office:value="17.592">
            <text:p>17,592</text:p>
          </table:table-cell>
          <table:table-cell table:formula="of:=[.G32]/([.G34]/2)" office:value-type="float" office:value="17.656">
            <text:p>17,656</text:p>
          </table:table-cell>
          <table:table-cell table:formula="of:=[.H32]/([.H34]/2)" office:value-type="float" office:value="17.64">
            <text:p>17,64</text:p>
          </table:table-cell>
          <table:table-cell table:formula="of:=[.I32]/([.I34]/2)" office:value-type="float" office:value="17.782">
            <text:p>17,782</text:p>
          </table:table-cell>
          <table:table-cell table:formula="of:=[.J32]/([.J34]/2)" office:value-type="float" office:value="17.634">
            <text:p>17,6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chwingungen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</text:p>
          </table:table-cell>
          <table:table-cell table:formula="of:=[.E33]-[.$M32]" office:value-type="float" office:value="-0.0690000000000026">
            <text:p>-0,0690000000000026</text:p>
          </table:table-cell>
          <table:table-cell table:formula="of:=[.F33]-[.$M32]" office:value-type="float" office:value="-0.0550000000000033">
            <text:p>-0,0550000000000033</text:p>
          </table:table-cell>
          <table:table-cell table:formula="of:=[.G33]-[.$M32]" office:value-type="float" office:value="0.00899999999999679">
            <text:p>0,00899999999999679</text:p>
          </table:table-cell>
          <table:table-cell table:formula="of:=[.H33]-[.$M32]" office:value-type="float" office:value="-0.00700000000000145">
            <text:p>-0,00700000000000145</text:p>
          </table:table-cell>
          <table:table-cell table:formula="of:=[.I33]-[.$M32]" office:value-type="float" office:value="0.134999999999998">
            <text:p>0,134999999999998</text:p>
          </table:table-cell>
          <table:table-cell table:formula="of:=[.J33]-[.$M32]" office:value-type="float" office:value="-0.0130000000000017">
            <text:p>-0,013000000000001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 ²</text:p>
          </table:table-cell>
          <table:table-cell table:formula="of:=[.E35]*[.E35]" office:value-type="float" office:value="0.00476100000000036">
            <text:p>0,00476100000000036</text:p>
          </table:table-cell>
          <table:table-cell table:formula="of:=[.F35]*[.F35]" office:value-type="float" office:value="0.00302500000000036">
            <text:p>0,00302500000000036</text:p>
          </table:table-cell>
          <table:table-cell table:formula="of:=[.G35]*[.G35]" office:value-type="float" office:value="0.0000809999999999422">
            <text:p>0,0000809999999999422</text:p>
          </table:table-cell>
          <table:table-cell table:formula="of:=[.H35]*[.H35]" office:value-type="float" office:value="0.0000490000000000203">
            <text:p>0,0000490000000000203</text:p>
          </table:table-cell>
          <table:table-cell table:formula="of:=[.I35]*[.I35]" office:value-type="float" office:value="0.0182249999999995">
            <text:p>0,0182249999999995</text:p>
          </table:table-cell>
          <table:table-cell table:formula="of:=[.J35]*[.J35]" office:value-type="float" office:value="0.000169000000000044">
            <text:p>0,000169000000000044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gegensinnige</text:p>
          </table:table-cell>
          <table:table-cell table:number-columns-repeated="21"/>
        </table:table-row>
        <table:table-row table:style-name="ro1">
          <table:table-cell office:value-type="string">
            <text:p>l1=l2/cm</text:p>
          </table:table-cell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office:value-type="string">
            <text:p>Standardabweichung</text:p>
          </table:table-cell>
          <table:table-cell/>
          <table:table-cell office:value-type="string">
            <text:p>Omega A</text:p>
          </table:table-cell>
          <table:table-cell office:value-type="string">
            <text:p>S Omega A</text:p>
          </table:table-cell>
          <table:table-cell/>
          <table:table-cell office:value-type="string">
            <text:p>kopplungsgrad</text:p>
          </table:table-cell>
          <table:table-cell table:number-columns-repeated="2"/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a/s</text:p>
          </table:table-cell>
          <table:table-cell office:value-type="float" office:value="15.35">
            <text:p>15,35</text:p>
          </table:table-cell>
          <table:table-cell office:value-type="float" office:value="15.42">
            <text:p>15,42</text:p>
          </table:table-cell>
          <table:table-cell office:value-type="float" office:value="15.18">
            <text:p>15,18</text:p>
          </table:table-cell>
          <table:table-cell office:value-type="float" office:value="15.39">
            <text:p>15,39</text:p>
          </table:table-cell>
          <table:table-cell office:value-type="float" office:value="15.28">
            <text:p>15,28</text:p>
          </table:table-cell>
          <table:table-cell office:value-type="float" office:value="15.32">
            <text:p>15,32</text:p>
          </table:table-cell>
          <table:table-cell table:number-columns-repeated="2"/>
          <table:table-cell table:formula="of:=SUM([.E41:.L41])/[.J39]" office:value-type="float" office:value="1.53233333333333">
            <text:p>1,53233333333333</text:p>
          </table:table-cell>
          <table:table-cell table:formula="of:=[.B40]/SQRT([.J39])" office:value-type="float" office:value="0.0816496580927726">
            <text:p>0,0816496580927726</text:p>
          </table:table-cell>
          <table:table-cell table:formula="of:=SQRT((1/[.$J39:.J39])*SUM([.E44:.J44]))" office:value-type="float" office:value="0.0078457348639599">
            <text:p>0,0078457348639599</text:p>
          </table:table-cell>
          <table:table-cell/>
          <table:table-cell table:formula="of:=PI()*2*(1/[.M40])" office:value-type="float" office:value="4.10040372450267">
            <text:p>4,10040372450267</text:p>
          </table:table-cell>
          <table:table-cell table:formula="of:=2*PI()*([.O40])" office:value-type="float" office:value="0.0492962060212594">
            <text:p>0,0492962060212594</text:p>
          </table:table-cell>
          <table:table-cell/>
          <table:table-cell table:formula="of:=([.Q40]^2-[.Q47]^2)/([.Q40]^2+[.Q47]^2)" office:value-type="float" office:value="0.235587491952801">
            <text:p>0,2355874919528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0]/[.E42]" office:value-type="float" office:value="1.535">
            <text:p>1,535</text:p>
          </table:table-cell>
          <table:table-cell table:formula="of:=[.F40]/[.F42]" office:value-type="float" office:value="1.542">
            <text:p>1,542</text:p>
          </table:table-cell>
          <table:table-cell table:formula="of:=[.G40]/[.G42]" office:value-type="float" office:value="1.518">
            <text:p>1,518</text:p>
          </table:table-cell>
          <table:table-cell table:formula="of:=[.H40]/[.H42]" office:value-type="float" office:value="1.539">
            <text:p>1,539</text:p>
          </table:table-cell>
          <table:table-cell table:formula="of:=[.I40]/[.I42]" office:value-type="float" office:value="1.528">
            <text:p>1,528</text:p>
          </table:table-cell>
          <table:table-cell table:formula="of:=[.J40]/[.J42]" office:value-type="float" office:value="1.532">
            <text:p>1,53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chwingungen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</text:p>
          </table:table-cell>
          <table:table-cell table:formula="of:=[.E41]-[.$M40]" office:value-type="float" office:value="0.00266666666666637">
            <text:p>0,00266666666666637</text:p>
          </table:table-cell>
          <table:table-cell table:formula="of:=[.F41]-[.$M40]" office:value-type="float" office:value="0.00966666666666649">
            <text:p>0,00966666666666649</text:p>
          </table:table-cell>
          <table:table-cell table:formula="of:=[.G41]-[.$M40]" office:value-type="float" office:value="-0.0143333333333335">
            <text:p>-0,0143333333333335</text:p>
          </table:table-cell>
          <table:table-cell table:formula="of:=[.H41]-[.$M40]" office:value-type="float" office:value="0.0066666666666666">
            <text:p>0,0066666666666666</text:p>
          </table:table-cell>
          <table:table-cell table:formula="of:=[.I41]-[.$M40]" office:value-type="float" office:value="-0.00433333333333352">
            <text:p>-0,00433333333333352</text:p>
          </table:table-cell>
          <table:table-cell table:formula="of:=[.J41]-[.$M40]" office:value-type="float" office:value="-0.000333333333333519">
            <text:p>-0,00033333333333351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 ²</text:p>
          </table:table-cell>
          <table:table-cell table:formula="of:=[.E43]*[.E43]" office:value-type="float" office:value="0.00000711111111110955">
            <text:p>0,00000711111111110955</text:p>
          </table:table-cell>
          <table:table-cell table:formula="of:=[.F43]*[.F43]" office:value-type="float" office:value="0.000093444444444441">
            <text:p>0,000093444444444441</text:p>
          </table:table-cell>
          <table:table-cell table:formula="of:=[.G43]*[.G43]" office:value-type="float" office:value="0.00020544444444445">
            <text:p>0,00020544444444445</text:p>
          </table:table-cell>
          <table:table-cell table:formula="of:=[.H43]*[.H43]" office:value-type="float" office:value="0.0000444444444444435">
            <text:p>0,0000444444444444435</text:p>
          </table:table-cell>
          <table:table-cell table:formula="of:=[.I43]*[.I43]" office:value-type="float" office:value="0.0000187777777777794">
            <text:p>0,0000187777777777794</text:p>
          </table:table-cell>
          <table:table-cell table:formula="of:=[.J43]*[.J43]" office:value-type="float" office:value="0.000000111111111111235">
            <text:p>0,000000111111111111235</text:p>
          </table:table-cell>
          <table:table-cell table:number-columns-repeated="12"/>
        </table:table-row>
        <table:table-row table:style-name="ro1">
          <table:table-cell office:value-type="string">
            <text:p>gleichsinnige</text:p>
          </table:table-cell>
          <table:table-cell table:number-columns-repeated="21"/>
        </table:table-row>
        <table:table-row table:style-name="ro1">
          <table:table-cell office:value-type="string">
            <text:p>l1=l2/cm</text:p>
          </table:table-cell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string">
            <text:p>Messu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mittelwert</text:p>
          </table:table-cell>
          <table:table-cell office:value-type="string">
            <text:p>S mittelwert</text:p>
          </table:table-cell>
          <table:table-cell office:value-type="string">
            <text:p>Standardabweichung</text:p>
          </table:table-cell>
          <table:table-cell/>
          <table:table-cell office:value-type="string">
            <text:p>Omega B</text:p>
          </table:table-cell>
          <table:table-cell office:value-type="string">
            <text:p>S Omega B</text:p>
          </table:table-cell>
          <table:table-cell table:number-columns-repeated="4"/>
        </table:table-row>
        <table:table-row table:style-name="ro1">
          <table:table-cell office:value-type="string">
            <text:p>St/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b/s</text:p>
          </table:table-cell>
          <table:table-cell office:value-type="float" office:value="19.66">
            <text:p>19,66</text:p>
          </table:table-cell>
          <table:table-cell office:value-type="float" office:value="19.63">
            <text:p>19,63</text:p>
          </table:table-cell>
          <table:table-cell office:value-type="float" office:value="19.37">
            <text:p>19,37</text:p>
          </table:table-cell>
          <table:table-cell office:value-type="float" office:value="19.41">
            <text:p>19,41</text:p>
          </table:table-cell>
          <table:table-cell office:value-type="float" office:value="19.37">
            <text:p>19,37</text:p>
          </table:table-cell>
          <table:table-cell office:value-type="float" office:value="19.45">
            <text:p>19,45</text:p>
          </table:table-cell>
          <table:table-cell table:number-columns-repeated="2"/>
          <table:table-cell table:formula="of:=SUM([.E48:.L48])/[.J46]" office:value-type="float" office:value="1.94816666666667">
            <text:p>1,94816666666667</text:p>
          </table:table-cell>
          <table:table-cell table:formula="of:=[.B47]/SQRT([.J46])" office:value-type="float" office:value="0.0816496580927726">
            <text:p>0,0816496580927726</text:p>
          </table:table-cell>
          <table:table-cell table:formula="of:=SQRT((1/[.$J46:.J46])*SUM([.E51:.J51]))" office:value-type="float" office:value="0.0118942096089745">
            <text:p>0,0118942096089745</text:p>
          </table:table-cell>
          <table:table-cell/>
          <table:table-cell table:formula="of:=PI()*2*(1/[.M47])" office:value-type="float" office:value="3.22517853050539">
            <text:p>3,22517853050539</text:p>
          </table:table-cell>
          <table:table-cell table:formula="of:=2*PI()*([.O47])" office:value-type="float" office:value="0.0747335230556227">
            <text:p>0,074733523055622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]/[.E49]" office:value-type="float" office:value="1.966">
            <text:p>1,966</text:p>
          </table:table-cell>
          <table:table-cell table:formula="of:=[.F47]/[.F49]" office:value-type="float" office:value="1.963">
            <text:p>1,963</text:p>
          </table:table-cell>
          <table:table-cell table:formula="of:=[.G47]/[.G49]" office:value-type="float" office:value="1.937">
            <text:p>1,937</text:p>
          </table:table-cell>
          <table:table-cell table:formula="of:=[.H47]/[.H49]" office:value-type="float" office:value="1.941">
            <text:p>1,941</text:p>
          </table:table-cell>
          <table:table-cell table:formula="of:=[.I47]/[.I49]" office:value-type="float" office:value="1.937">
            <text:p>1,937</text:p>
          </table:table-cell>
          <table:table-cell table:formula="of:=[.J47]/[.J49]" office:value-type="float" office:value="1.945">
            <text:p>1,94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chwingungen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formula="of:=10"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</text:p>
          </table:table-cell>
          <table:table-cell table:formula="of:=[.E48]-[.$M47]" office:value-type="float" office:value="0.0178333333333334">
            <text:p>0,0178333333333334</text:p>
          </table:table-cell>
          <table:table-cell table:formula="of:=[.F48]-[.$M47]" office:value-type="float" office:value="0.0148333333333333">
            <text:p>0,0148333333333333</text:p>
          </table:table-cell>
          <table:table-cell table:formula="of:=[.G48]-[.$M47]" office:value-type="float" office:value="-0.0111666666666665">
            <text:p>-0,0111666666666665</text:p>
          </table:table-cell>
          <table:table-cell table:formula="of:=[.H48]-[.$M47]" office:value-type="float" office:value="-0.00716666666666654">
            <text:p>-0,00716666666666654</text:p>
          </table:table-cell>
          <table:table-cell table:formula="of:=[.I48]-[.$M47]" office:value-type="float" office:value="-0.0111666666666665">
            <text:p>-0,0111666666666665</text:p>
          </table:table-cell>
          <table:table-cell table:formula="of:=[.J48]-[.$M47]" office:value-type="float" office:value="-0.00316666666666676">
            <text:p>-0,0031666666666667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Tb-t quer ²</text:p>
          </table:table-cell>
          <table:table-cell table:formula="of:=[.E50]*[.E50]" office:value-type="float" office:value="0.000318027777777779">
            <text:p>0,000318027777777779</text:p>
          </table:table-cell>
          <table:table-cell table:formula="of:=[.F50]*[.F50]" office:value-type="float" office:value="0.000220027777777775">
            <text:p>0,000220027777777775</text:p>
          </table:table-cell>
          <table:table-cell table:formula="of:=[.G50]*[.G50]" office:value-type="float" office:value="0.000124694444444442">
            <text:p>0,000124694444444442</text:p>
          </table:table-cell>
          <table:table-cell table:formula="of:=[.H50]*[.H50]" office:value-type="float" office:value="0.0000513611111111093">
            <text:p>0,0000513611111111093</text:p>
          </table:table-cell>
          <table:table-cell table:formula="of:=[.I50]*[.I50]" office:value-type="float" office:value="0.000124694444444442">
            <text:p>0,000124694444444442</text:p>
          </table:table-cell>
          <table:table-cell table:formula="of:=[.J50]*[.J50]" office:value-type="float" office:value="0.0000100277777777784">
            <text:p>0,0000100277777777784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MonoSans" svg:font-family="DejaVuMonoSans, 'Cumberland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1.10.2012</text:date>, <text:time>13:3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Leute</meta:initial-creator>
    <meta:creation-date>2012-10-09T11:12:28</meta:creation-date>
    <dc:date>2012-10-11T13:31:10</dc:date>
    <dc:creator>Richard Leute</dc:creator>
    <meta:editing-duration>PT46H07M48S</meta:editing-duration>
    <meta:editing-cycles>7</meta:editing-cycles>
    <meta:generator>OpenOffice.org/3.2$Unix OpenOffice.org_project/320m12$Build-9483</meta:generator>
    <meta:document-statistic meta:table-count="3" meta:cell-count="391" meta:object-count="0"/>
  </office:meta>
</office:document-meta>
</file>